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7" style:family="table-cell" style:parent-style-name="Default">
      <style:map style:condition="cell-content()=0" style:apply-style-name="Accent" style:base-cell-address="Feuille1.F12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A230123456789</text:p>
          </table:table-cell>
          <table:table-cell table:style-name="ce9" office:value-type="float" office:value="2023000374" calcext:value-type="float">
            <text:p>2023000374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375" calcext:value-type="float">
            <text:p>2023000375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C230123456789</text:p>
          </table:table-cell>
          <table:table-cell table:style-name="ce9" office:value-type="float" office:value="2023000354" calcext:value-type="float">
            <text:p>2023000354</text:p>
          </table:table-cell>
          <table:table-cell table:style-name="ce20" office:value-type="float" office:value="300" calcext:value-type="float">
            <text:p>300</text:p>
          </table:table-cell>
          <table:table-cell table:style-name="ce19" office:value-type="float" office:value="300" calcext:value-type="float">
            <text:p>30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230" calcext:value-type="float">
            <text:p>230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4" office:value-type="string" calcext:value-type="string">
            <text:p>A25H220123456789</text:p>
          </table:table-cell>
          <table:table-cell table:style-name="ce9" office:value-type="float" office:value="2023000355" calcext:value-type="float">
            <text:p>2023000355</text:p>
          </table:table-cell>
          <table:table-cell table:style-name="ce20" office:value-type="float" office:value="230" calcext:value-type="float">
            <text:p>230</text:p>
          </table:table-cell>
          <table:table-cell table:style-name="ce19" office:value-type="float" office:value="422" calcext:value-type="float">
            <text:p>422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/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310" calcext:value-type="float">
            <text:p>2023000310</text:p>
          </table:table-cell>
          <table:table-cell table:style-name="ce20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E220123456789</text:p>
          </table:table-cell>
          <table:table-cell table:style-name="ce9" office:value-type="float" office:value="2023000311" calcext:value-type="float">
            <text:p>2023000311</text:p>
          </table:table-cell>
          <table:table-cell table:style-name="ce20"/>
          <table:table-cell table:style-name="ce19" office:value-type="float" office:value="125" calcext:value-type="float">
            <text:p>125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/>
          <table:table-cell table:style-name="ce14" office:value-type="string" calcext:value-type="string">
            <text:p>A25F220123456789</text:p>
          </table:table-cell>
          <table:table-cell table:style-name="ce9" office:value-type="float" office:value="2023000312" calcext:value-type="float">
            <text:p>2023000312</text:p>
          </table:table-cell>
          <table:table-cell table:style-name="ce20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G220123456789</text:p>
          </table:table-cell>
          <table:table-cell table:style-name="ce9" office:value-type="float" office:value="2023000356" calcext:value-type="float">
            <text:p>2023000356</text:p>
          </table:table-cell>
          <table:table-cell table:style-name="ce20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2809" calcext:value-type="float">
            <text:p>642809</text:p>
          </table:table-cell>
          <table:table-cell table:style-name="ce8" office:value-type="float" office:value="203744" calcext:value-type="float">
            <text:p>203744</text:p>
          </table:table-cell>
          <table:table-cell table:style-name="ce10" office:value-type="float" office:value="500" calcext:value-type="float">
            <text:p>500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4" office:value-type="string" calcext:value-type="string">
            <text:p>A25J220123456789</text:p>
          </table:table-cell>
          <table:table-cell table:style-name="ce9" office:value-type="float" office:value="2023000376" calcext:value-type="float">
            <text:p>2023000376</text:p>
          </table:table-cell>
          <table:table-cell table:style-name="ce20" office:value-type="float" office:value="500" calcext:value-type="float">
            <text:p>500</text:p>
          </table:table-cell>
          <table:table-cell table:style-name="ce19" office:value-type="float" office:value="110" calcext:value-type="float">
            <text:p>110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400" calcext:value-type="float">
            <text:p>4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I220123456789</text:p>
          </table:table-cell>
          <table:table-cell table:style-name="ce9" office:value-type="float" office:value="2023000377" calcext:value-type="float">
            <text:p>2023000377</text:p>
          </table:table-cell>
          <table:table-cell table:style-name="ce20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number-columns-repeated="5"/>
          <table:table-cell table:style-name="ce17"/>
          <table:table-cell table:style-name="ce2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6"/>
          <table:table-cell table:style-name="ce2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2" table:number-rows-repeated="18">
          <table:table-cell table:number-columns-repeated="6"/>
          <table:table-cell table:style-name="ce23"/>
          <table:table-cell table:number-columns-repeated="1015"/>
        </table:table-row>
        <table:table-row table:style-name="ro2" table:number-rows-repeated="1048544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Feuille1.A2:Feuille1.M11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11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F12:Feuille1.F12">
            <calcext:condition calcext:apply-style-name="Accent" calcext:value="=0" calcext:base-cell-address="Feuille1.F12"/>
          </calcext:conditional-format>
          <calcext:conditional-format calcext:target-range-address="Feuille1.G2:Feuille1.H11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11">
            <calcext:condition calcext:apply-style-name="background" calcext:value="formula-is(unique([.E2:.E10]))" calcext:base-cell-address="Feuille1.E2"/>
          </calcext:conditional-format>
          <calcext:conditional-format calcext:target-range-address="Feuille1.G2:Feuille1.G31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4:Feuille1.G10" table:on-update-keep-styles="true" table:on-update-keep-size="false" table:orientation="column"/>
        <table:database-range table:name="montantH" table:target-range-address="Feuille1.H4:Feuille1.H10" table:on-update-keep-styles="true" table:on-update-keep-size="false" table:orientation="column"/>
        <table:database-range table:name="__Anonymous_Sheet_DB__0" table:target-range-address="Feuille1.E2:Feuille1.E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11:09:01.5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31T11:16:06.368000000</dc:date>
    <meta:editing-duration>P1DT8H14M59S</meta:editing-duration>
    <meta:editing-cycles>127</meta:editing-cycles>
    <meta:printed-by>Eric Brivoal</meta:printed-by>
    <meta:print-date>2022-09-21T10:18:20.653000000</meta:print-date>
    <meta:document-statistic meta:table-count="1" meta:cell-count="141" meta:object-count="0"/>
  </office:meta>
</office:document-meta>
</file>